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16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69.75pt" style:use-optimal-row-height="false" fo:break-before="auto"/>
    </style:style>
    <style:style style:name="ro3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6">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7">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4">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8">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3">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3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5"/>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5"/>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5"/>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5"/>
          <table:covered-table-cell/>
          <table:table-cell office:value-type="string" table:style-name="ce62">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8">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6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table:style-name="ce8"/>
          <table:table-cell table:number-columns-repeated="16377" table:style-name="ce1"/>
        </table:table-row>
        <table:table-row table:style-name="ro9">
          <table:table-cell table:style-name="ce63"/>
          <table:covered-table-cell/>
          <table:table-cell office:value-type="string" table:style-name="ce6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5">
          <table:table-cell table:style-name="ce64"/>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5"/>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4"/>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5"/>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4"/>
          <table:covered-table-cell/>
          <table:table-cell office:value-type="string" table:style-name="ce6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5"/>
          <table:covered-table-cell/>
          <table:table-cell office:value-type="string" table:style-name="ce6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5"/>
          <table:covered-table-cell/>
          <table:table-cell office:value-type="string" table:style-name="ce6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1">
          <table:table-cell office:value-type="string" table:style-name="ce45">
            <text:p>GrpAdminSetFeatCmd</text:p>
          </table:table-cell>
          <table:table-cell office:value-type="string" table:style-name="ce64">
            <text:p>Admin cmd set features test cases w/o get features dependency.</text:p>
          </table: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4"/>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2">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6">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8">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3">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8-13T20:33:02Z</dc:date>
    <meta:print-date>2012-02-10T16:57:31Z</meta:print-date>
  </office:meta>
</office:document-meta>
</file>